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5.496cm" fo:min-width="22.274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27cm" fo:min-width="16.89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899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7.211cm" fo:min-width="10.952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66cm" fo:min-width="6.736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1cm" fo:min-width="6.736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286cm" fo:min-width="2.565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045cm" fo:min-width="8.127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83cm" fo:min-width="2.882cm" fo:padding-top="0.165cm" fo:padding-bottom="0.165cm" fo:padding-left="0.29cm" fo:padding-right="0.29cm" fo:wrap-option="wrap" style:writing-mode="lr-tb" loext:decorative="false"/>
      <style:paragraph-properties style:writing-mode="lr-tb"/>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89cm" fo:min-width="2.321cm" fo:padding-top="0.165cm" fo:padding-bottom="0.165cm" fo:padding-left="0.29cm" fo:padding-right="0.29cm" fo:wrap-option="wrap" style:writing-mode="lr-tb" loext:decorative="false"/>
      <style:paragraph-properties style:writing-mode="lr-tb"/>
    </style:style>
    <style:style style:name="gr2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3.171cm" fo:min-width="3.236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textarea-vertical-align="middle" loext:decorative="false"/>
    </style:style>
    <style:style style:name="gr3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1.921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4"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5"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8"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9"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1"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2"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3"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4"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6"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2.879cm" svg:height="15.851cm" svg:x="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5" draw:id="id15" draw:layer="layout" svg:width="17.477cm" svg:height="14.456cm" svg:x="5.5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5.228cm" svg:x="10.979cm" svg:y="11.90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531cm" svg:height="7.54cm" svg:x="11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7" draw:id="id17" draw:layer="layout" svg:width="7.315cm" svg:height="1.295cm" svg:x="15cm" svg:y="4.693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6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9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xml:id="id25" draw:id="id25" draw:layer="layout" svg:width="1.75cm" svg:height="0.598cm" svg:x="15.1cm" svg:y="10.375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4.5cm" svg:height="2.757cm" svg:x="5.9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9" draw:id="id19" draw:layer="layout" svg:width="7.315cm" svg:height="0.98cm" svg:x="15cm" svg:y="6.183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4.5cm" svg:height="7.183cm" svg:x="5.9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3.144cm" svg:height="6.615cm" svg:x="11.244cm" svg:y="4.685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3" draw:id="id23" draw:layer="layout" svg:width="8.706cm" svg:height="3.374cm" svg:x="11.228cm" svg:y="13.381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6cm" svg:height="0.498cm" svg:x="11.541cm" svg:y="14.2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1cm" svg:height="0.495cm" svg:x="16.281cm" svg:y="14.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22" draw:id="id22" draw:layer="layout" svg:width="3.461cm" svg:height="0.512cm" svg:x="16.263cm" svg:y="14.239cm">
            <text:p text:style-name="P2"><text:span text:style-name="T4">PDF</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4"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custom-shape draw:style-name="gr26" draw:text-style-name="P3" xml:id="id16" draw:id="id16" draw:layer="layout" svg:width="2.9cm" svg:height="0.918cm" svg:x="15cm" svg:y="8.359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line draw:style-name="gr25" draw:text-style-name="P10" draw:layer="layout" svg:x1="0.379cm" svg:y1="2.797cm" svg:x2="0.38cm" svg:y2="2.798cm">
            <text:p/>
          </draw:line>
          <draw:custom-shape draw:style-name="gr27" draw:text-style-name="P3" xml:id="id10" draw:id="id10" draw:layer="layout" svg:width="3.506cm" svg:height="0.438cm" svg:x="11.495cm" svg:y="15.5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8" draw:text-style-name="P3" draw:layer="layout" svg:width="3.815cm" svg:height="3.5cm" svg:x="18.5cm" svg:y="7.5cm">
            <text:p text:style-name="P2"><text:span text:style-name="T4">DATABAS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9" draw:text-style-name="P11" draw:layer="layout" svg:width="3.507cm" svg:height="0.468cm" svg:x="11.494cm" svg:y="14.9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0" draw:text-style-name="P3" xml:id="id21" draw:id="id21" draw:layer="layout" svg:width="3.221cm" svg:height="0.577cm" svg:x="16.702cm" svg:y="12.5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1" draw:text-style-name="P3" xml:id="id9" draw:id="id9" draw:layer="layout" svg:width="3.222cm" svg:height="0.576cm" svg:x="11.203cm" svg:y="12.5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draw:line-skew="0.094cm" svg:x1="9.912cm" svg:y1="9.757cm" svg:x2="11.244cm" svg:y2="7.992cm" draw:start-shape="id1" draw:start-glue-point="1" draw:end-shape="id2" draw:end-glue-point="3" svg:d="M9912 9757h760v-1765h572" svg:viewBox="0 0 1333 1766">
            <text:p/>
          </draw:connector>
          <draw:connector draw:style-name="gr32" draw:text-style-name="P12" draw:layer="layout" svg:x1="21.7cm" svg:y1="8.824cm" svg:x2="24.013cm" svg:y2="5.538cm" draw:start-shape="id3" draw:start-glue-point="1" draw:end-shape="id4" draw:end-glue-point="3" svg:d="M21700 8824h1170v-3286h1143" svg:viewBox="0 0 2314 3287">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1.7cm" svg:y1="8.824cm" svg:x2="24.013cm" svg:y2="8.229cm" draw:start-shape="id3" draw:start-glue-point="1" draw:end-shape="id5" draw:end-glue-point="3" svg:d="M21700 8824h1170v-595h1143" svg:viewBox="0 0 2314 596">
            <text:p/>
          </draw:connector>
          <draw:custom-shape draw:style-name="gr33"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1.7cm" svg:y1="8.824cm" svg:x2="24.013cm" svg:y2="10.921cm" draw:start-shape="id3" draw:start-glue-point="1" draw:end-shape="id6" draw:end-glue-point="3" svg:d="M21700 8824h1170v2097h1143" svg:viewBox="0 0 2314 2098">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1.7cm" svg:y1="8.824cm" svg:x2="24.013cm" svg:y2="13.612cm" draw:start-shape="id3" draw:start-glue-point="1" draw:end-shape="id7" draw:end-glue-point="3" svg:d="M21700 8824h1170v4788h1143" svg:viewBox="0 0 2314 4789">
            <text:p/>
          </draw:connector>
          <draw:connector draw:style-name="gr32" draw:text-style-name="P12" draw:layer="layout" svg:x1="3.96cm" svg:y1="5.075cm" svg:x2="5.688cm" svg:y2="10.558cm" draw:end-shape="id8" draw:end-glue-point="3" svg:d="M3960 5075h593v5483h1135" svg:viewBox="0 0 1729 5484">
            <text:p/>
          </draw:connector>
          <draw:connector draw:style-name="gr32" draw:text-style-name="P12" draw:layer="layout" svg:x1="2.881cm" svg:y1="8.136cm" svg:x2="5.688cm" svg:y2="10.558cm" draw:end-shape="id8" draw:end-glue-point="3" svg:d="M2881 8136h1133v2422h1674" svg:viewBox="0 0 2808 2423">
            <text:p/>
          </draw:connector>
          <draw:connector draw:style-name="gr32" draw:text-style-name="P12" draw:layer="layout" svg:x1="12.814cm" svg:y1="12.57cm" svg:x2="12.816cm" svg:y2="11.3cm" draw:start-shape="id9" draw:start-glue-point="0" draw:end-shape="id2" draw:end-glue-point="2" svg:d="M12814 12570v-639h2v-631" svg:viewBox="0 0 3 1271">
            <text:p/>
          </draw:connector>
          <draw:custom-shape draw:name="Multi-Document_1" draw:style-name="gr34" draw:text-style-name="P14" xml:id="id11" draw:id="id11" draw:layer="layout" svg:width="2.06cm" svg:height="1.395cm" svg:x="20.479cm" svg:y="15.457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2" draw:text-style-name="P15" draw:layer="layout" svg:x1="15.001cm" svg:y1="15.734cm" svg:x2="20.479cm" svg:y2="16.154cm" draw:start-shape="id10" draw:start-glue-point="1" draw:end-shape="id11" draw:end-glue-point="3" svg:d="M15001 15734h2752v420h2726" svg:viewBox="0 0 5479 421">
            <text:p/>
          </draw:connector>
          <draw:custom-shape draw:style-name="gr35" draw:text-style-name="P3" xml:id="id13" draw:id="id13" draw:layer="layout" svg:width="5.298cm" svg:height="1.346cm" svg:x="7.679cm" svg:y="18.2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6" draw:text-style-name="P3" xml:id="id12" draw:id="id12" draw:layer="layout" svg:width="5.298cm" svg:height="1.346cm" svg:x="13.981cm" svg:y="18.2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2" draw:layer="layout" svg:x1="21.509cm" svg:y1="16.852cm" svg:x2="19.279cm" svg:y2="18.927cm" draw:start-shape="id11" draw:start-glue-point="2" draw:end-shape="id12" draw:end-glue-point="1" svg:d="M21509 16852v2075h-2230" svg:viewBox="0 0 2231 2076">
            <text:p/>
          </draw:connector>
          <draw:connector draw:style-name="gr32" draw:text-style-name="P12" draw:layer="layout" svg:x1="13.981cm" svg:y1="18.927cm" svg:x2="12.977cm" svg:y2="18.924cm" draw:start-shape="id12" draw:start-glue-point="3" draw:end-shape="id13" draw:end-glue-point="1" svg:d="M13981 189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7" draw:text-style-name="P3" xml:id="id14" draw:id="id14"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2" draw:layer="layout" svg:x1="23.379cm" svg:y1="16.805cm" svg:x2="22.977cm" svg:y2="10.225cm" draw:start-shape="id14" draw:start-glue-point="3" draw:end-shape="id15" draw:end-glue-point="1" svg:d="M23379 16805h-203v-6580h-199" svg:viewBox="0 0 403 6581">
            <text:p/>
          </draw:connector>
          <draw:connector draw:style-name="gr32" draw:text-style-name="P12" draw:layer="layout" svg:x1="17.9cm" svg:y1="8.818cm" svg:x2="19.2cm" svg:y2="8.824cm" draw:start-shape="id16" draw:start-glue-point="1" draw:end-shape="id3" draw:end-glue-point="3" svg:d="M17900 8818h650v6h650" svg:viewBox="0 0 1301 7">
            <text:p/>
          </draw:connector>
          <draw:custom-shape draw:style-name="gr38" draw:text-style-name="P17" draw:layer="layout" svg:width="2.827cm" svg:height="0.398cm" svg:x="11.4cm" svg:y="5.78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27cm" svg:height="0.399cm" svg:x="11.423cm" svg:y="7.2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27cm" svg:height="0.399cm" svg:x="11.4cm" svg:y="6.287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17" draw:layer="layout" svg:width="2.85cm" svg:height="0.399cm" svg:x="11.4cm" svg:y="7.782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17" draw:layer="layout" svg:width="2.85cm" svg:height="0.399cm" svg:x="11.4cm" svg:y="8.281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19" xml:id="id20" draw:id="id20" draw:layer="layout" svg:width="2.85cm" svg:height="0.399cm" svg:x="11.4cm" svg:y="10.773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8cm" svg:x="11.4cm" svg:y="6.7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21" draw:layer="layout" svg:width="2.848cm" svg:height="0.399cm" svg:x="11.402cm" svg:y="8.779cm">
            <text:p text:style-name="P20"><text:span text:style-name="T13">IAM 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2" draw:layer="layout" draw:line-skew="-0.055cm" svg:x1="14.388cm" svg:y1="7.992cm" svg:x2="15cm" svg:y2="5.34cm" draw:start-shape="id2" draw:start-glue-point="1" draw:end-shape="id17" draw:end-glue-point="3" svg:d="M14388 7992h250v-2652h362" svg:viewBox="0 0 613 2653">
            <text:p/>
          </draw:connector>
          <draw:connector draw:style-name="gr32" draw:text-style-name="P12" draw:layer="layout" svg:x1="15cm" svg:y1="8.818cm" svg:x2="14.388cm" svg:y2="7.992cm" draw:start-shape="id16" draw:start-glue-point="3" draw:end-shape="id2" draw:end-glue-point="1" svg:d="M15000 8818h-306v-826h-306" svg:viewBox="0 0 613 827">
            <text:p/>
          </draw:connector>
          <draw:custom-shape draw:style-name="gr15" draw:text-style-name="P3" xml:id="id24" draw:id="id24" draw:layer="layout" svg:width="1.75cm" svg:height="0.598cm" svg:x="15cm" svg:y="7.38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18" draw:id="id18" draw:layer="layout" svg:width="1.75cm" svg:height="0.598cm" svg:x="15.1cm" svg:y="9.578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9" draw:text-style-name="P17" draw:layer="layout" svg:width="2.827cm" svg:height="0.399cm" svg:x="11.4cm" svg:y="5.2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2" draw:layer="layout" svg:x1="15.1cm" svg:y1="9.877cm" svg:x2="14.388cm" svg:y2="7.992cm" draw:start-shape="id18" draw:start-glue-point="3" draw:end-shape="id2" draw:end-glue-point="1" svg:d="M15100 9877h-356v-1885h-356" svg:viewBox="0 0 713 1886">
            <text:p/>
          </draw:connector>
          <draw:connector draw:style-name="gr32" draw:text-style-name="P12" draw:layer="layout" svg:x1="15cm" svg:y1="6.673cm" svg:x2="14.25cm" svg:y2="10.972cm" draw:start-shape="id19" draw:start-glue-point="3" draw:end-shape="id20" draw:end-glue-point="1" svg:d="M15000 6673h-542v2294h332v2005h-540" svg:viewBox="0 0 751 4300">
            <text:p/>
          </draw:connector>
          <draw:connector draw:style-name="gr32" draw:text-style-name="P12" draw:layer="layout" svg:x1="18.312cm" svg:y1="12.553cm" svg:x2="12.816cm" svg:y2="11.3cm" draw:start-shape="id21" draw:start-glue-point="0" draw:end-shape="id2" draw:end-glue-point="2" svg:d="M18312 12553v-631h-5496v-622" svg:viewBox="0 0 5497 1254">
            <text:p/>
          </draw:connector>
          <draw:connector draw:style-name="gr32" draw:text-style-name="P12" draw:layer="layout" svg:x1="17.993cm" svg:y1="14.239cm" svg:x2="18.312cm" svg:y2="13.13cm" draw:start-shape="id22" draw:start-glue-point="0" draw:end-shape="id21" draw:end-glue-point="2" svg:d="M17993 14239v-555h319v-554" svg:viewBox="0 0 320 1110">
            <text:p/>
          </draw:connector>
          <draw:connector draw:style-name="gr32" draw:text-style-name="P12" draw:layer="layout" svg:x1="14.425cm" svg:y1="12.858cm" svg:x2="15.581cm" svg:y2="13.381cm" draw:start-shape="id9" draw:start-glue-point="1" draw:end-shape="id23" draw:end-glue-point="0" svg:d="M14425 12858h1156v523" svg:viewBox="0 0 1157 524">
            <text:p/>
          </draw:connector>
          <draw:connector draw:style-name="gr32" draw:text-style-name="P12" draw:layer="layout" svg:x1="18.657cm" svg:y1="4.693cm" svg:x2="11.228cm" svg:y2="15.068cm" draw:start-shape="id17" draw:start-glue-point="0" draw:end-shape="id23" draw:end-glue-point="3" svg:d="M18657 4693v-542h-7970v10917h541" svg:viewBox="0 0 7971 10918">
            <text:p/>
          </draw:connector>
          <draw:custom-shape draw:style-name="gr42" draw:text-style-name="P3" xml:id="id26" draw:id="id26" draw:layer="layout" svg:width="2.5cm" svg:height="0.895cm" svg:x="19.2cm" svg:y="9.777cm">
            <text:p text:style-name="P2"><text:span text:style-name="T4">FILE </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15cm" svg:y1="7.683cm" svg:x2="14.388cm" svg:y2="7.992cm" draw:start-shape="id24" draw:start-glue-point="3" draw:end-shape="id2" draw:end-glue-point="1" svg:d="M15000 7683h-306v309h-306" svg:viewBox="0 0 613 310">
            <text:p/>
          </draw:connector>
          <draw:connector draw:style-name="gr32" draw:text-style-name="P12" draw:layer="layout" svg:x1="15.1cm" svg:y1="10.674cm" svg:x2="14.388cm" svg:y2="7.992cm" draw:start-shape="id25" draw:start-glue-point="3" draw:end-shape="id2" draw:end-glue-point="1" svg:d="M15100 10674h-356v-2682h-356" svg:viewBox="0 0 713 2683">
            <text:p/>
          </draw:connector>
          <draw:connector draw:style-name="gr32" draw:text-style-name="P12" draw:layer="layout" svg:x1="16.85cm" svg:y1="9.877cm" svg:x2="19.2cm" svg:y2="10.224cm" draw:start-shape="id18" draw:start-glue-point="1" draw:end-shape="id26" draw:end-glue-point="3" svg:d="M16850 9877h1175v347h1175" svg:viewBox="0 0 2351 348">
            <text:p/>
          </draw:connector>
          <draw:connector draw:style-name="gr32" draw:text-style-name="P12" draw:layer="layout" svg:x1="16.85cm" svg:y1="10.674cm" svg:x2="19.2cm" svg:y2="10.224cm" draw:start-shape="id25" draw:start-glue-point="1" draw:end-shape="id26" draw:end-glue-point="3" svg:d="M16850 10674h1175v-450h1175" svg:viewBox="0 0 2351 451">
            <text:p/>
          </draw:connector>
          <draw:custom-shape draw:style-name="gr41" draw:text-style-name="P21" draw:layer="layout" svg:width="2.848cm" svg:height="0.399cm" svg:x="11.402cm" svg:y="9.278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21" draw:layer="layout" svg:width="2.848cm" svg:height="0.399cm" svg:x="11.402cm" svg:y="9.776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21" draw:layer="layout" svg:width="2.848cm" svg:height="0.399cm" svg:x="11.402cm" svg:y="10.275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3" draw:id="id3" draw:layer="layout" svg:width="2.5cm" svg:height="0.895cm" svg:x="19.2cm" svg:y="8.377cm">
            <text:p text:style-name="P2"><text:span text:style-name="T4">SQL</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7" draw:id="id27" draw:layer="layout" svg:width="2.164cm" svg:height="1.895cm" svg:x="20.5cm" svg:y="12.7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onnector draw:style-name="gr32" draw:text-style-name="P12" draw:layer="layout" draw:line-skew="-0.201cm -0.241cm" svg:x1="21.582cm" svg:y1="12.705cm" svg:x2="21.7cm" svg:y2="8.824cm" draw:start-shape="id27" draw:start-glue-point="0" draw:end-shape="id3" draw:end-glue-point="1" svg:d="M21582 12705v-1906h418v-1975h-300" svg:viewBox="0 0 419 3882">
            <text:p/>
          </draw:connector>
        </draw:g>
        <draw:custom-shape draw:style-name="gr43"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4" draw:text-style-name="P3" draw:layer="layout" svg:width="4.464cm" svg:height="2.122cm" svg:x="0.879cm" svg:y="17.678cm">
          <text:p text:style-name="P2"><text:span text:style-name="T14">©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5"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8"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9"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0"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1"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2" draw:text-style-name="P10" draw:layer="layout" svg:x1="1.241cm" svg:y1="7.124cm" svg:x2="1.417cm" svg:y2="7.125cm">
            <text:p/>
          </draw:line>
          <draw:custom-shape draw:style-name="gr53"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4"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4"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5"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6"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5-23T13:15:33.988000000</dc:date>
    <meta:editing-cycles>425</meta:editing-cycles>
    <meta:editing-duration>P1DT18H36M6S</meta:editing-duration>
    <meta:generator>LibreOffice/7.6.5.2$Windows_X86_64 LibreOffice_project/38d5f62f85355c192ef5f1dd47c5c0c0c6d6598b</meta:generator>
    <meta:print-date>2024-04-25T14:49:51.692000000</meta:print-date>
    <meta:printed-by>PDF files</meta:printed-by>
    <meta:document-statistic meta:object-count="142"/>
    <meta:user-defined meta:name="AppVersion">15.0000</meta:user-defined>
  </office:meta>
</office:document-meta>
</file>